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officeooo:paragraph-rsid="0085a54f"/>
    </style:style>
    <style:style style:name="P8" style:family="paragraph" style:parent-style-name="Standard">
      <style:paragraph-properties fo:text-align="justify" style:justify-single-word="false"/>
      <style:text-properties officeooo:paragraph-rsid="00910c0e"/>
    </style:style>
    <style:style style:name="P9" style:family="paragraph" style:parent-style-name="Standard">
      <style:paragraph-properties fo:text-align="justify" style:justify-single-word="false"/>
      <style:text-properties officeooo:paragraph-rsid="00948704"/>
    </style:style>
    <style:style style:name="P10" style:family="paragraph" style:parent-style-name="Standard">
      <style:paragraph-properties fo:text-align="justify" style:justify-single-word="false"/>
      <style:text-properties officeooo:paragraph-rsid="0097f129"/>
    </style:style>
    <style:style style:name="P11" style:family="paragraph" style:parent-style-name="Standard">
      <style:paragraph-properties fo:text-align="justify" style:justify-single-word="false"/>
      <style:text-properties officeooo:paragraph-rsid="009cfd29"/>
    </style:style>
    <style:style style:name="P12" style:family="paragraph" style:parent-style-name="Standard">
      <style:paragraph-properties fo:text-align="justify" style:justify-single-word="false"/>
      <style:text-properties officeooo:paragraph-rsid="00687119"/>
    </style:style>
    <style:style style:name="P13" style:family="paragraph" style:parent-style-name="Standard">
      <style:paragraph-properties fo:text-align="justify" style:justify-single-word="false"/>
      <style:text-properties officeooo:paragraph-rsid="00a5a879"/>
    </style:style>
    <style:style style:name="P14" style:family="paragraph" style:parent-style-name="Standard">
      <style:paragraph-properties fo:text-align="justify" style:justify-single-word="false"/>
      <style:text-properties officeooo:paragraph-rsid="00a69b7e"/>
    </style:style>
    <style:style style:name="P15" style:family="paragraph" style:parent-style-name="Standard">
      <style:paragraph-properties fo:text-align="justify" style:justify-single-word="false"/>
      <style:text-properties officeooo:paragraph-rsid="00a81916"/>
    </style:style>
    <style:style style:name="P16" style:family="paragraph" style:parent-style-name="Standard">
      <style:paragraph-properties fo:text-align="justify" style:justify-single-word="false"/>
      <style:text-properties fo:color="#000000" style:font-name="arial" fo:font-size="12pt" style:font-size-asian="12pt" style:font-size-complex="12pt"/>
    </style:style>
    <style:style style:name="P17"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18"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19"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20"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22"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23"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24"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25"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26"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27"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28"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officeooo:paragraph-rsid="00a81916" style:font-name-asian="Arial1" style:font-size-asian="12pt" style:font-weight-asian="bold" style:font-name-complex="Arial1" style:font-size-complex="12pt" style:language-complex="pt" style:country-complex="PT"/>
    </style:style>
    <style:style style:name="P29"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30"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31" style:family="paragraph" style:parent-style-name="Standard">
      <style:paragraph-properties fo:text-align="justify" style:justify-single-word="false"/>
      <style:text-properties fo:color="#000000" style:font-name="arial" fo:font-size="18pt" officeooo:paragraph-rsid="00923315" style:font-size-asian="18pt" style:font-size-complex="18pt"/>
    </style:style>
    <style:style style:name="P32"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33" style:family="paragraph" style:parent-style-name="Standard">
      <style:paragraph-properties fo:text-align="justify" style:justify-single-word="false"/>
      <style:text-properties style:font-name="arial"/>
    </style:style>
    <style:style style:name="P34" style:family="paragraph" style:parent-style-name="Standard">
      <style:paragraph-properties fo:text-align="justify" style:justify-single-word="false"/>
      <style:text-properties style:font-name="arial" officeooo:paragraph-rsid="00622c0c"/>
    </style:style>
    <style:style style:name="P35" style:family="paragraph" style:parent-style-name="Standard">
      <style:paragraph-properties fo:text-align="justify" style:justify-single-word="false"/>
      <style:text-properties style:font-name="arial" officeooo:paragraph-rsid="0064a0a0"/>
    </style:style>
    <style:style style:name="P36" style:family="paragraph" style:parent-style-name="Standard">
      <style:paragraph-properties fo:text-align="justify" style:justify-single-word="false"/>
      <style:text-properties style:font-name="arial" officeooo:paragraph-rsid="0063b9dd"/>
    </style:style>
    <style:style style:name="P37" style:family="paragraph" style:parent-style-name="Standard">
      <style:paragraph-properties fo:text-align="justify" style:justify-single-word="false"/>
      <style:text-properties style:font-name="arial" officeooo:paragraph-rsid="00617058"/>
    </style:style>
    <style:style style:name="P38" style:family="paragraph" style:parent-style-name="Standard">
      <style:paragraph-properties fo:text-align="justify" style:justify-single-word="false"/>
      <style:text-properties style:font-name="arial" officeooo:paragraph-rsid="004b2349"/>
    </style:style>
    <style:style style:name="P3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P40"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41"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42"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43" style:family="paragraph" style:parent-style-name="Heading_20_1">
      <style:paragraph-properties fo:text-align="justify" style:justify-single-word="false"/>
      <style:text-properties officeooo:paragraph-rsid="00500d21"/>
    </style:style>
    <style:style style:name="P44" style:family="paragraph" style:parent-style-name="Heading_20_2">
      <style:paragraph-properties fo:text-align="justify" style:justify-single-word="false"/>
      <style:text-properties officeooo:paragraph-rsid="000ea3a0"/>
    </style:style>
    <style:style style:name="P4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bd7291" style:font-size-asian="12pt" style:font-size-complex="12pt"/>
    </style:style>
    <style:style style:name="P46"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19" style:family="text">
      <style:text-properties fo:color="#000000" style:font-name="arial" fo:font-size="12pt" fo:font-weight="normal" officeooo:rsid="0085a54f" style:font-name-asian="Arial1" style:font-size-asian="12pt" style:font-weight-asian="normal" style:font-name-complex="Arial1" style:font-size-complex="12pt" style:language-complex="pt" style:country-complex="PT" style:font-weight-complex="normal"/>
    </style:style>
    <style:style style:name="T20" style:family="text">
      <style:text-properties fo:color="#000000" style:font-name="arial" fo:font-size="12pt" fo:font-weight="normal" officeooo:rsid="00910c0e" style:font-name-asian="Arial1" style:font-size-asian="12pt" style:font-weight-asian="normal" style:font-name-complex="Arial1" style:font-size-complex="12pt" style:language-complex="pt" style:country-complex="PT" style:font-weight-complex="normal"/>
    </style:style>
    <style:style style:name="T21" style:family="text">
      <style:text-properties fo:color="#000000" style:font-name="arial" fo:font-size="12pt" fo:font-weight="normal" officeooo:rsid="0097f129" style:font-name-asian="Arial1" style:font-size-asian="12pt" style:font-weight-asian="normal" style:font-name-complex="Arial1" style:font-size-complex="12pt" style:language-complex="pt" style:country-complex="PT" style:font-weight-complex="normal"/>
    </style:style>
    <style:style style:name="T22" style:family="text">
      <style:text-properties fo:color="#000000" style:font-name="arial" fo:font-size="12pt" fo:font-weight="normal" officeooo:rsid="009cfd29" style:font-name-asian="Arial1" style:font-size-asian="12pt" style:font-weight-asian="normal" style:font-name-complex="Arial1" style:font-size-complex="12pt" style:language-complex="pt" style:country-complex="PT" style:font-weight-complex="normal"/>
    </style:style>
    <style:style style:name="T23" style:family="text">
      <style:text-properties fo:color="#000000" style:font-name="arial" fo:font-size="12pt" fo:font-weight="normal" officeooo:rsid="00a15c93" style:font-name-asian="Arial1" style:font-size-asian="12pt" style:font-weight-asian="normal" style:font-name-complex="Arial1" style:font-size-complex="12pt" style:language-complex="pt" style:country-complex="PT" style:font-weight-complex="normal"/>
    </style:style>
    <style:style style:name="T24" style:family="text">
      <style:text-properties fo:color="#000000" style:font-name="arial" fo:font-size="12pt" fo:font-weight="normal" officeooo:rsid="00a5a879" style:font-name-asian="Arial1" style:font-size-asian="12pt" style:font-weight-asian="normal" style:font-name-complex="Arial1" style:font-size-complex="12pt" style:language-complex="pt" style:country-complex="PT" style:font-weight-complex="normal"/>
    </style:style>
    <style:style style:name="T25" style:family="text">
      <style:text-properties fo:color="#000000" style:font-name="arial" fo:font-size="12pt" fo:font-weight="normal" officeooo:rsid="00a69b7e" style:font-name-asian="Arial1" style:font-size-asian="12pt" style:font-weight-asian="normal" style:font-name-complex="Arial1" style:font-size-complex="12pt" style:language-complex="pt" style:country-complex="PT" style:font-weight-complex="normal"/>
    </style:style>
    <style:style style:name="T26" style:family="text">
      <style:text-properties fo:color="#000000" style:font-name="arial" fo:font-size="12pt" fo:font-weight="normal" officeooo:rsid="00a6a96f" style:font-name-asian="Arial1" style:font-size-asian="12pt" style:font-weight-asian="normal" style:font-name-complex="Arial1" style:font-size-complex="12pt" style:language-complex="pt" style:country-complex="PT" style:font-weight-complex="normal"/>
    </style:style>
    <style:style style:name="T27" style:family="text">
      <style:text-properties fo:color="#000000" style:font-name="arial" fo:font-size="12pt" fo:font-weight="normal" officeooo:rsid="00a81916" style:font-name-asian="Arial1" style:font-size-asian="12pt" style:font-weight-asian="normal" style:font-name-complex="Arial1" style:font-size-complex="12pt" style:language-complex="pt" style:country-complex="PT" style:font-weight-complex="normal"/>
    </style:style>
    <style:style style:name="T28" style:family="text">
      <style:text-properties fo:color="#000000" style:font-name="arial" fo:font-size="12pt" fo:font-weight="normal" officeooo:rsid="00b09951" style:font-name-asian="Arial1" style:font-size-asian="12pt" style:font-weight-asian="normal" style:font-name-complex="Arial1" style:font-size-complex="12pt" style:language-complex="pt" style:country-complex="PT" style:font-weight-complex="normal"/>
    </style:style>
    <style:style style:name="T29" style:family="text">
      <style:text-properties fo:color="#000000" style:font-name="arial" fo:font-size="12pt" fo:font-weight="normal" officeooo:rsid="00b2a7a4" style:font-name-asian="Arial1" style:font-size-asian="12pt" style:font-weight-asian="normal" style:font-name-complex="Arial1" style:font-size-complex="12pt" style:language-complex="pt" style:country-complex="PT" style:font-weight-complex="normal"/>
    </style:style>
    <style:style style:name="T30" style:family="text">
      <style:text-properties fo:color="#000000" style:font-name="arial" fo:font-size="12pt" fo:font-weight="normal" officeooo:rsid="00b7889d" style:font-name-asian="Arial1" style:font-size-asian="12pt" style:font-weight-asian="normal" style:font-name-complex="Arial1" style:font-size-complex="12pt" style:language-complex="pt" style:country-complex="PT" style:font-weight-complex="normal"/>
    </style:style>
    <style:style style:name="T31" style:family="text">
      <style:text-properties fo:color="#000000" style:font-name="arial" fo:font-size="12pt" fo:font-weight="normal" officeooo:rsid="00b9e567" style:font-name-asian="Arial1" style:font-size-asian="12pt" style:font-weight-asian="normal" style:font-name-complex="Arial1" style:font-size-complex="12pt" style:language-complex="pt" style:country-complex="PT" style:font-weight-complex="normal"/>
    </style:style>
    <style:style style:name="T32" style:family="text">
      <style:text-properties fo:color="#000000" style:font-name="arial" fo:font-size="12pt" fo:font-weight="normal" officeooo:rsid="00ba997a" style:font-name-asian="Arial1" style:font-size-asian="12pt" style:font-weight-asian="normal" style:font-name-complex="Arial1" style:font-size-complex="12pt" style:language-complex="pt" style:country-complex="PT" style:font-weight-complex="normal"/>
    </style:style>
    <style:style style:name="T33"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34"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35"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36"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37"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38"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39"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40"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41"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42"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43"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44"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45"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46"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47"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48"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49"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50"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51"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52" style:family="text">
      <style:text-properties fo:color="#000000" style:font-name="arial" fo:font-size="12pt" fo:font-weight="bold" officeooo:rsid="00910c0e" style:font-name-asian="Arial1" style:font-size-asian="12pt" style:font-weight-asian="bold" style:font-name-complex="Arial1" style:font-size-complex="12pt" style:language-complex="pt" style:country-complex="PT" style:font-weight-complex="bold"/>
    </style:style>
    <style:style style:name="T53" style:family="text">
      <style:text-properties fo:color="#000000" style:font-name="arial" fo:font-size="12pt" fo:font-weight="bold" officeooo:rsid="00948704" style:font-name-asian="Arial1" style:font-size-asian="12pt" style:font-weight-asian="bold" style:font-name-complex="Arial1" style:font-size-complex="12pt" style:language-complex="pt" style:country-complex="PT" style:font-weight-complex="bold"/>
    </style:style>
    <style:style style:name="T54" style:family="text">
      <style:text-properties fo:color="#000000" style:font-name="arial" fo:font-size="12pt" fo:font-weight="bold" officeooo:rsid="0097f129" style:font-name-asian="Arial1" style:font-size-asian="12pt" style:font-weight-asian="bold" style:font-name-complex="Arial1" style:font-size-complex="12pt" style:language-complex="pt" style:country-complex="PT" style:font-weight-complex="bold"/>
    </style:style>
    <style:style style:name="T55" style:family="text">
      <style:text-properties fo:color="#000000" style:font-name="arial" fo:font-size="12pt" fo:font-weight="bold" officeooo:rsid="00988c81" style:font-name-asian="Arial1" style:font-size-asian="12pt" style:font-weight-asian="bold" style:font-name-complex="Arial1" style:font-size-complex="12pt" style:language-complex="pt" style:country-complex="PT" style:font-weight-complex="bold"/>
    </style:style>
    <style:style style:name="T56" style:family="text">
      <style:text-properties fo:color="#000000" style:font-name="arial" fo:font-size="12pt" fo:font-weight="bold" officeooo:rsid="009cfd29" style:font-name-asian="Arial1" style:font-size-asian="12pt" style:font-weight-asian="bold" style:font-name-complex="Arial1" style:font-size-complex="12pt" style:language-complex="pt" style:country-complex="PT" style:font-weight-complex="bold"/>
    </style:style>
    <style:style style:name="T57" style:family="text">
      <style:text-properties fo:color="#000000" style:font-name="arial" fo:font-size="12pt" fo:font-weight="bold" officeooo:rsid="00a5a879" style:font-name-asian="Arial1" style:font-size-asian="12pt" style:font-weight-asian="bold" style:font-name-complex="Arial1" style:font-size-complex="12pt" style:language-complex="pt" style:country-complex="PT" style:font-weight-complex="bold"/>
    </style:style>
    <style:style style:name="T58" style:family="text">
      <style:text-properties fo:color="#000000" style:font-name="arial" fo:font-size="12pt" fo:font-weight="bold" officeooo:rsid="00a69b7e" style:font-name-asian="Arial1" style:font-size-asian="12pt" style:font-weight-asian="bold" style:font-name-complex="Arial1" style:font-size-complex="12pt" style:language-complex="pt" style:country-complex="PT" style:font-weight-complex="bold"/>
    </style:style>
    <style:style style:name="T59"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60"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61"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62"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normal"/>
    </style:style>
    <style:style style:name="T63" style:family="text">
      <style:text-properties fo:color="#000000" style:font-name="arial" fo:font-size="12pt" fo:font-weight="bold" officeooo:rsid="00a81916" style:font-name-asian="Arial1" style:font-size-asian="12pt" style:font-weight-asian="bold" style:font-name-complex="Arial1" style:font-size-complex="12pt" style:language-complex="pt" style:country-complex="PT" style:font-weight-complex="normal"/>
    </style:style>
    <style:style style:name="T64"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font-weight-complex="normal"/>
    </style:style>
    <style:style style:name="T65"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66"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67"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68" style:family="text">
      <style:text-properties fo:color="#000000" style:font-name="arial" fo:font-size="12pt" fo:font-weight="bold" officeooo:rsid="00910c0e" fo:background-color="#ffffff" loext:char-shading-value="0" style:font-name-asian="Arial1" style:font-size-asian="12pt" style:font-weight-asian="bold" style:font-name-complex="Arial1" style:font-size-complex="12pt" style:language-complex="pt" style:country-complex="PT" style:font-weight-complex="bold"/>
    </style:style>
    <style:style style:name="T69" style:family="text">
      <style:text-properties fo:color="#000000" style:font-name="arial" fo:font-size="12pt" style:font-name-asian="Arial1" style:font-size-asian="12pt" style:font-name-complex="Arial1" style:font-size-complex="12pt" style:language-complex="pt" style:country-complex="PT"/>
    </style:style>
    <style:style style:name="T70"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71" style:family="text">
      <style:text-properties fo:color="#000000" style:font-name="arial" fo:font-size="12pt" style:font-name-asian="Arial1" style:font-size-asian="12pt" style:font-name-complex="Arial1" style:font-size-complex="12pt" style:language-complex="pt" style:country-complex="PT" style:font-weight-complex="bold"/>
    </style:style>
    <style:style style:name="T72" style:family="text">
      <style:text-properties fo:color="#000000" style:font-name="arial" fo:font-size="12pt" fo:background-color="#ffffff" loext:char-shading-value="0" style:font-size-asian="12pt" style:font-name-complex="Arial1" style:font-size-complex="12pt"/>
    </style:style>
    <style:style style:name="T73" style:family="text">
      <style:text-properties fo:color="#000000" style:font-name="arial" style:text-underline-style="solid" style:text-underline-width="auto" style:text-underline-color="font-color"/>
    </style:style>
    <style:style style:name="T74" style:family="text">
      <style:text-properties fo:color="#000000" style:font-name="arial" fo:font-size="18pt" fo:font-weight="bold" style:font-size-asian="18pt" style:font-weight-asian="bold" style:font-name-complex="Arial1" style:font-size-complex="18pt" style:language-complex="pt" style:country-complex="PT"/>
    </style:style>
    <style:style style:name="T75" style:family="text">
      <style:text-properties fo:color="#000000" style:font-name="arial" fo:font-size="18pt" fo:font-weight="bold" officeooo:rsid="00a81916" style:font-size-asian="18pt" style:font-weight-asian="bold" style:font-name-complex="Arial1" style:font-size-complex="18pt" style:language-complex="pt" style:country-complex="PT"/>
    </style:style>
    <style:style style:name="T76"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77"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78"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79"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80"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81"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82"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83"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84"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85"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86" style:family="text">
      <style:text-properties fo:color="#000000" fo:font-size="12pt" fo:font-weight="normal" officeooo:rsid="00a2fac3" style:font-name-asian="Arial1" style:font-size-asian="12pt" style:font-weight-asian="normal" style:font-name-complex="Arial1" style:font-size-complex="12pt" style:language-complex="pt" style:country-complex="PT" style:font-weight-complex="normal"/>
    </style:style>
    <style:style style:name="T87"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88"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89"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90"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91"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92"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93"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94"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95"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96"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97"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98"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99"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100"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101"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102"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103"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104"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105"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106"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107"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108"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109"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110"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111"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112" style:family="text">
      <style:text-properties fo:font-variant="normal" fo:text-transform="none" fo:color="#000000"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3" style:family="text">
      <style:text-properties fo:font-variant="normal" fo:text-transform="none" fo:color="#000000"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4" style:family="text">
      <style:text-properties fo:font-variant="normal" fo:text-transform="none" fo:color="#000000" style:font-name="arial" fo:font-size="12pt" fo:letter-spacing="normal" fo:font-style="normal" fo:font-weight="normal" officeooo:rsid="008b2979"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5" style:family="text">
      <style:text-properties fo:font-variant="normal" fo:text-transform="none" fo:color="#000000" style:font-name="arial" fo:font-size="12pt" fo:letter-spacing="normal" fo:font-style="normal" fo:font-weight="normal" officeooo:rsid="0097f129" style:font-name-asian="Arial1" style:font-size-asian="12pt" style:font-weight-asian="normal" style:font-name-complex="Arial1" style:font-size-complex="12pt" style:language-complex="pt" style:country-complex="PT" style:font-weight-complex="normal"/>
    </style:style>
    <style:style style:name="T116" style:family="text">
      <style:text-properties fo:font-variant="normal" fo:text-transform="none" fo:color="#000000"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7" style:family="text">
      <style:text-properties fo:font-variant="normal" fo:text-transform="none" fo:color="#000000"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8" style:family="text">
      <style:text-properties fo:font-variant="normal" fo:text-transform="none" fo:color="#000000" style:font-name="arial" fo:font-size="12pt" fo:letter-spacing="normal" fo:font-style="normal" fo:font-weight="bold" officeooo:rsid="008b2979"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9"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20"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21" style:family="text">
      <style:text-properties fo:font-weight="bold" style:font-weight-asian="bold" style:font-name-complex="Arial1" style:language-complex="pt" style:country-complex="PT"/>
    </style:style>
    <style:style style:name="T122" style:family="text">
      <style:text-properties fo:font-weight="bold" officeooo:rsid="00222d90" style:font-weight-asian="bold" style:font-name-complex="Arial1" style:language-complex="pt" style:country-complex="PT"/>
    </style:style>
    <style:style style:name="T123" style:family="text">
      <style:text-properties fo:font-weight="bold" officeooo:rsid="00047fbc" style:font-weight-asian="bold" style:font-name-complex="Arial1" style:language-complex="pt" style:country-complex="PT"/>
    </style:style>
    <style:style style:name="T124" style:family="text">
      <style:text-properties fo:font-weight="bold" officeooo:rsid="000ea3a0" style:font-weight-asian="bold" style:font-name-complex="Arial1" style:language-complex="pt" style:country-complex="PT"/>
    </style:style>
    <style:style style:name="T125" style:family="text">
      <style:text-properties fo:font-weight="bold" officeooo:rsid="00390218" style:font-weight-asian="bold" style:font-name-complex="Arial1" style:language-complex="pt" style:country-complex="PT"/>
    </style:style>
    <style:style style:name="T126" style:family="text">
      <style:text-properties fo:font-weight="bold" officeooo:rsid="00940090" style:font-weight-asian="bold" style:font-name-complex="Arial1" style:language-complex="pt" style:country-complex="PT"/>
    </style:style>
    <style:style style:name="T127" style:family="text">
      <style:text-properties fo:font-weight="bold" style:font-name-asian="Arial1" style:font-weight-asian="bold" style:font-name-complex="Arial1" style:language-complex="pt" style:country-complex="PT"/>
    </style:style>
    <style:style style:name="T128" style:family="text">
      <style:text-properties fo:font-weight="bold" officeooo:rsid="00047fbc" style:font-name-asian="Arial1" style:font-weight-asian="bold" style:font-name-complex="Arial1" style:language-complex="pt" style:country-complex="PT"/>
    </style:style>
    <style:style style:name="T129" style:family="text">
      <style:text-properties fo:font-weight="bold" style:font-name-asian="Arial1" style:font-weight-asian="bold" style:font-name-complex="Arial1" style:language-complex="pt" style:country-complex="PT" style:font-weight-complex="bold"/>
    </style:style>
    <style:style style:name="T130" style:family="text">
      <style:text-properties fo:font-weight="bold" officeooo:rsid="0013405f" style:font-name-asian="Arial1" style:font-weight-asian="bold" style:font-name-complex="Arial1" style:language-complex="pt" style:country-complex="PT" style:font-weight-complex="bold"/>
    </style:style>
    <style:style style:name="T131" style:family="text">
      <style:text-properties fo:font-weight="bold" officeooo:rsid="001530fc" style:font-name-asian="Arial1" style:font-weight-asian="bold" style:font-name-complex="Arial1" style:language-complex="pt" style:country-complex="PT" style:font-weight-complex="bold"/>
    </style:style>
    <style:style style:name="T132" style:family="text">
      <style:text-properties fo:font-weight="bold" officeooo:rsid="00169323" style:font-name-asian="Arial1" style:font-weight-asian="bold" style:font-name-complex="Arial1" style:language-complex="pt" style:country-complex="PT" style:font-weight-complex="bold"/>
    </style:style>
    <style:style style:name="T133" style:family="text">
      <style:text-properties fo:font-weight="bold" officeooo:rsid="002d9598" style:font-name-asian="Arial1" style:font-weight-asian="bold" style:font-name-complex="Arial1" style:language-complex="pt" style:country-complex="PT" style:font-weight-complex="bold"/>
    </style:style>
    <style:style style:name="T134" style:family="text">
      <style:text-properties fo:font-weight="bold" officeooo:rsid="0030ced4" style:font-name-asian="Arial1" style:font-weight-asian="bold" style:font-name-complex="Arial1" style:language-complex="pt" style:country-complex="PT" style:font-weight-complex="bold"/>
    </style:style>
    <style:style style:name="T135" style:family="text">
      <style:text-properties fo:font-weight="bold" officeooo:rsid="003adbfd" style:font-name-asian="Arial1" style:font-weight-asian="bold" style:font-name-complex="Arial1" style:language-complex="pt" style:country-complex="PT" style:font-weight-complex="bold"/>
    </style:style>
    <style:style style:name="T136" style:family="text">
      <style:text-properties fo:font-weight="bold" officeooo:rsid="00500d21" style:font-name-asian="Arial1" style:font-weight-asian="bold" style:font-name-complex="Arial1" style:language-complex="pt" style:country-complex="PT" style:font-weight-complex="bold"/>
    </style:style>
    <style:style style:name="T137" style:family="text">
      <style:text-properties fo:font-weight="bold" officeooo:rsid="001b7398" style:font-name-asian="Arial1" style:font-weight-asian="bold" style:font-name-complex="Arial1" style:language-complex="pt" style:country-complex="PT"/>
    </style:style>
    <style:style style:name="T138" style:family="text">
      <style:text-properties fo:font-weight="bold" officeooo:rsid="001a8142" style:font-name-asian="Arial1" style:font-weight-asian="bold" style:font-name-complex="Arial1" style:language-complex="pt" style:country-complex="PT"/>
    </style:style>
    <style:style style:name="T139" style:family="text">
      <style:text-properties fo:font-weight="bold" officeooo:rsid="002803c2" style:font-name-asian="Arial1" style:font-weight-asian="bold" style:font-name-complex="Arial1" style:language-complex="pt" style:country-complex="PT"/>
    </style:style>
    <style:style style:name="T140" style:family="text">
      <style:text-properties fo:font-weight="bold" officeooo:rsid="002d9598" style:font-name-asian="Arial1" style:font-weight-asian="bold" style:font-name-complex="Arial1" style:language-complex="pt" style:country-complex="PT"/>
    </style:style>
    <style:style style:name="T141" style:family="text">
      <style:text-properties fo:font-weight="bold" officeooo:rsid="003adbfd" style:font-name-asian="Arial1" style:font-weight-asian="bold" style:font-name-complex="Arial1" style:language-complex="pt" style:country-complex="PT"/>
    </style:style>
    <style:style style:name="T142" style:family="text">
      <style:text-properties fo:font-weight="bold" officeooo:rsid="00500d21" style:font-name-asian="Arial1" style:font-weight-asian="bold" style:font-name-complex="Arial1" style:language-complex="pt" style:country-complex="PT"/>
    </style:style>
    <style:style style:name="T143"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44" style:family="text">
      <style:text-properties fo:font-weight="normal" style:font-name-asian="Arial1" style:font-weight-asian="normal" style:font-name-complex="Arial1" style:language-complex="pt" style:country-complex="PT" style:font-weight-complex="normal"/>
    </style:style>
    <style:style style:name="T145" style:family="text">
      <style:text-properties fo:font-weight="normal" officeooo:rsid="001a8142" style:font-name-asian="Arial1" style:font-weight-asian="normal" style:font-name-complex="Arial1" style:language-complex="pt" style:country-complex="PT" style:font-weight-complex="normal"/>
    </style:style>
    <style:style style:name="T146" style:family="text">
      <style:text-properties fo:font-weight="normal" officeooo:rsid="00075bc8" style:font-name-asian="Arial1" style:font-weight-asian="normal" style:font-name-complex="Arial1" style:language-complex="pt" style:country-complex="PT" style:font-weight-complex="normal"/>
    </style:style>
    <style:style style:name="T147" style:family="text">
      <style:text-properties fo:font-weight="normal" officeooo:rsid="0005cd84" style:font-name-asian="Arial1" style:font-weight-asian="normal" style:font-name-complex="Arial1" style:language-complex="pt" style:country-complex="PT" style:font-weight-complex="normal"/>
    </style:style>
    <style:style style:name="T148" style:family="text">
      <style:text-properties fo:font-weight="normal" officeooo:rsid="000ea3a0" style:font-name-asian="Arial1" style:font-weight-asian="normal" style:font-name-complex="Arial1" style:language-complex="pt" style:country-complex="PT" style:font-weight-complex="normal"/>
    </style:style>
    <style:style style:name="T149" style:family="text">
      <style:text-properties fo:font-weight="normal" officeooo:rsid="00125cbe" style:font-name-asian="Arial1" style:font-weight-asian="normal" style:font-name-complex="Arial1" style:language-complex="pt" style:country-complex="PT" style:font-weight-complex="normal"/>
    </style:style>
    <style:style style:name="T150" style:family="text">
      <style:text-properties fo:font-weight="normal" officeooo:rsid="000baeaf" style:font-name-asian="Arial1" style:font-weight-asian="normal" style:font-name-complex="Arial1" style:language-complex="pt" style:country-complex="PT" style:font-weight-complex="normal"/>
    </style:style>
    <style:style style:name="T151" style:family="text">
      <style:text-properties fo:font-weight="normal" officeooo:rsid="002d9598" style:font-name-asian="Arial1" style:font-weight-asian="normal" style:font-name-complex="Arial1" style:language-complex="pt" style:country-complex="PT" style:font-weight-complex="normal"/>
    </style:style>
    <style:style style:name="T152" style:family="text">
      <style:text-properties fo:font-weight="normal" officeooo:rsid="0030ced4" style:font-name-asian="Arial1" style:font-weight-asian="normal" style:font-name-complex="Arial1" style:language-complex="pt" style:country-complex="PT" style:font-weight-complex="normal"/>
    </style:style>
    <style:style style:name="T153" style:family="text">
      <style:text-properties fo:font-weight="normal" officeooo:rsid="003adbfd" style:font-name-asian="Arial1" style:font-weight-asian="normal" style:font-name-complex="Arial1" style:language-complex="pt" style:country-complex="PT" style:font-weight-complex="normal"/>
    </style:style>
    <style:style style:name="T154" style:family="text">
      <style:text-properties fo:font-weight="normal" officeooo:rsid="0045a71c" style:font-name-asian="Arial1" style:font-weight-asian="normal" style:font-name-complex="Arial1" style:language-complex="pt" style:country-complex="PT" style:font-weight-complex="normal"/>
    </style:style>
    <style:style style:name="T155" style:family="text">
      <style:text-properties fo:font-weight="normal" officeooo:rsid="00500d21" style:font-name-asian="Arial1" style:font-weight-asian="normal" style:font-name-complex="Arial1" style:language-complex="pt" style:country-complex="PT" style:font-weight-complex="normal"/>
    </style:style>
    <style:style style:name="T156" style:family="text">
      <style:text-properties style:font-name-asian="Arial1" style:font-name-complex="Arial1" style:language-complex="pt" style:country-complex="PT"/>
    </style:style>
    <style:style style:name="T157" style:family="text">
      <style:text-properties officeooo:rsid="0013405f" style:font-name-asian="Arial1" style:font-name-complex="Arial1" style:language-complex="pt" style:country-complex="PT"/>
    </style:style>
    <style:style style:name="T158" style:family="text">
      <style:text-properties officeooo:rsid="001a8142" style:font-name-asian="Arial1" style:font-name-complex="Arial1" style:language-complex="pt" style:country-complex="PT"/>
    </style:style>
    <style:style style:name="T159" style:family="text">
      <style:text-properties officeooo:rsid="0017e9c9" style:font-name-asian="Arial1" style:font-name-complex="Arial1" style:language-complex="pt" style:country-complex="PT"/>
    </style:style>
    <style:style style:name="T160" style:family="text">
      <style:text-properties officeooo:rsid="00169323" style:font-name-asian="Arial1" style:font-name-complex="Arial1" style:language-complex="pt" style:country-complex="PT"/>
    </style:style>
    <style:style style:name="T161" style:family="text">
      <style:text-properties officeooo:rsid="001530fc" style:font-name-asian="Arial1" style:font-name-complex="Arial1" style:language-complex="pt" style:country-complex="PT"/>
    </style:style>
    <style:style style:name="T162" style:family="text">
      <style:text-properties style:font-name-asian="Arial1" style:font-name-complex="Arial1" style:language-complex="pt" style:country-complex="PT" style:font-weight-complex="bold"/>
    </style:style>
    <style:style style:name="T163" style:family="text">
      <style:text-properties officeooo:rsid="001530fc" style:font-name-asian="Arial1" style:font-name-complex="Arial1" style:language-complex="pt" style:country-complex="PT" style:font-weight-complex="bold"/>
    </style:style>
    <style:style style:name="T164" style:family="text">
      <style:text-properties fo:background-color="#ffffff" loext:char-shading-value="0" style:font-name-complex="Arial1"/>
    </style:style>
    <style:style style:name="T165" style:family="text">
      <style:text-properties officeooo:rsid="0013405f" fo:background-color="#ffffff" loext:char-shading-value="0" style:font-name-complex="Arial1"/>
    </style:style>
    <style:style style:name="T166" style:family="text">
      <style:text-properties officeooo:rsid="0017e9c9" fo:background-color="#ffffff" loext:char-shading-value="0" style:font-name-complex="Arial1"/>
    </style:style>
    <style:style style:name="T167" style:family="text">
      <style:text-properties fo:font-size="12pt" fo:font-weight="bold" style:font-name-asian="Arial1" style:font-size-asian="12pt" style:font-weight-asian="bold" style:font-name-complex="Arial1" style:font-size-complex="12pt" style:language-complex="pt" style:country-complex="PT"/>
    </style:style>
    <style:style style:name="T168"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69"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70"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71" style:family="text">
      <style:text-properties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172" style:family="text">
      <style:text-properties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173" style:family="text">
      <style:text-properties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74" style:family="text">
      <style:text-properties fo:font-size="12pt" fo:font-weight="bold" officeooo:rsid="00923315" style:font-name-asian="Arial1" style:font-size-asian="12pt" style:font-weight-asian="bold" style:font-name-complex="Arial1" style:font-size-complex="12pt" style:language-complex="pt" style:country-complex="PT" style:font-weight-complex="bold"/>
    </style:style>
    <style:style style:name="T175"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76"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77"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78"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79"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style:style style:name="T180" style:family="text">
      <style:text-properties fo:font-size="12pt" fo:font-weight="normal" officeooo:rsid="0033ee90" style:font-name-asian="Arial1" style:font-size-asian="12pt" style:font-weight-asian="normal" style:font-name-complex="Arial1" style:font-size-complex="12pt" style:language-complex="pt" style:country-complex="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João Paulo Hotequil</text:p>
      <text:h text:style-name="P44"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34">h</text:span></text:a><text:a xlink:type="simple" xlink:href="mailto:joaohotequil@gmail.com" text:style-name="ListLabel_20_12" text:visited-style-name="ListLabel_20_12"><text:span text:style-name="Internet_20_link"><text:span text:style-name="T33">otequil@</text:span></text:span></text:a><text:a xlink:type="simple" xlink:href="mailto:joaohotequil@gmail.com" text:style-name="ListLabel_20_12" text:visited-style-name="ListLabel_20_12"><text:span text:style-name="Internet_20_link"><text:span text:style-name="T35">protonmail</text:span></text:span></text:a><text:a xlink:type="simple" xlink:href="mailto:joaohotequil@gmail.com" text:style-name="ListLabel_20_12" text:visited-style-name="ListLabel_20_12"><text:span text:style-name="Internet_20_link"><text:span text:style-name="T73">.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42" text:outline-level="1"/>
      <text:h text:style-name="P40" text:outline-level="1"><text:span text:style-name="T122">O que eu tenho a dizer</text:span><text:span text:style-name="T121">:</text:span></text:h>
      <text:p text:style-name="P45">Chamo-me João Paulo Hotequil e trago uma trajetória de trabalho na área de Tecnologia da Informação desde os meus 14 anos. Iniciei lidando com hardware e aos 16 anos fui para a parte de software. Sempre com uma rotina de estudos, pois é preciso estar aprendendo constantemente para construir uma carreira sólida. Busco aprimorar minhas habilidades por meio de cursos, certificações, livros e palestras, visando assim aplicar o conhecimento adquirido no dia-a-dia.</text:p>
      <text:p text:style-name="P39"/>
      <text:p text:style-name="P39">Tenho convicção no potencial da tecnologia como agente de descentralização, redução de custos, criação de empregos, negócios e facilitação da vida no geral. Sou uma pessoa muito curiosa e focada, gosto de estudar diferentes coisas, porque precisamos entender o mundo, para assim usar a tecnologia na solução. Mantenho o olhar na acessibilidade, responsividade, performance, semântica, SEO, usabilidade, testes, segurança, YAGNI, KISS, padrões de qualidade e design. Dessa forma, dedico-me diariamente ao aprimoramento desses aspectos.</text:p>
      <text:p text:style-name="P16"/>
      <text:h text:style-name="P40" text:outline-level="1"><text:span text:style-name="T125">Formações</text:span><text:span text:style-name="T121">:</text:span></text:h>
      <text:h text:style-name="P43" text:outline-level="1"><text:span text:style-name="lt-line-clamp_5f__5f_raw-line"><text:span text:style-name="T116">[fevereiro de </text:span></text:span><text:span text:style-name="lt-line-clamp_5f__5f_raw-line"><text:span text:style-name="T117">2021</text:span></text:span><text:span text:style-name="lt-line-clamp_5f__5f_raw-line"><text:span text:style-name="T116"> – </text:span></text:span><text:span text:style-name="lt-line-clamp_5f__5f_raw-line"><text:span text:style-name="T117">até o momento</text:span></text:span><text:span text:style-name="lt-line-clamp_5f__5f_raw-line"><text:span text:style-name="T116">] </text:span></text:span><text:span text:style-name="lt-line-clamp_5f__5f_raw-line"><text:span text:style-name="T117">FIAP</text:span></text:span><text:span text:style-name="lt-line-clamp_5f__5f_raw-line"><text:span text:style-name="T116"> | </text:span></text:span><text:span text:style-name="lt-line-clamp_5f__5f_raw-line"><text:span text:style-name="T118">Online</text:span></text:span><text:span text:style-name="lt-line-clamp_5f__5f_raw-line"><text:span text:style-name="T116">: </text:span></text:span><text:span text:style-name="lt-line-clamp_5f__5f_raw-line"><text:span text:style-name="T112">estou cursando sistemas de informação </text:span></text:span><text:span text:style-name="lt-line-clamp_5f__5f_raw-line"><text:span text:style-name="T114">(</text:span></text:span><text:span text:style-name="lt-line-clamp_5f__5f_raw-line"><text:span text:style-name="T112">bacharelado</text:span></text:span><text:span text:style-name="lt-line-clamp_5f__5f_raw-line"><text:span text:style-name="T114">)</text:span></text:span><text:span text:style-name="lt-line-clamp_5f__5f_raw-line"><text:span text:style-name="T113">.</text:span></text:span></text:h>
      <text:p text:style-name="P17"><text:span text:style-name="T127">[fevereiro de 2018 – dezembro de 20</text:span><text:span text:style-name="T128">19</text:span><text:span text:style-name="T127">] </text:span><text:span text:style-name="T129">E.E.B. Professor Honório Miranda | Gaspar, Santa Catarina: </text:span><text:span text:style-name="T145">c</text:span><text:span text:style-name="T119">ursei o segundo e terceiro ano do ensino médio.</text:span></text:p>
      <text:p text:style-name="P17"><text:span text:style-name="T127">[fevereiro de 2006 – dezembro de 2017] </text:span><text:span text:style-name="T129">Madre Francisca Lampel | Gaspar, Santa Catarina: </text:span><text:span text:style-name="T145">c</text:span><text:span text:style-name="T120">ursei o ensino fundamental (I e II) e o primeiro ano do ensino médio.</text:span></text:p>
      <text:p text:style-name="P26"/>
      <text:h text:style-name="P41" text:outline-level="1"><text:soft-page-break/><text:span text:style-name="T123">E</text:span><text:span text:style-name="T121">specializações, </text:span><text:span text:style-name="T126">eventos,</text:span><text:span text:style-name="T121"> </text:span><text:span text:style-name="T124">t</text:span><text:span text:style-name="T121">reinamentos e cursos </text:span><text:span text:style-name="T125">(tenho algumas outras certificações que acabei não colocando aqui)</text:span><text:span text:style-name="T121">:</text:span></text:h>
      <text:p text:style-name="P14"><text:span text:style-name="T37">[</text:span><text:span text:style-name="T57">janeiro</text:span><text:span text:style-name="T37"> de 20</text:span><text:span text:style-name="T53">2</text:span><text:span text:style-name="T57">4</text:span><text:span text:style-name="T37"> – </text:span><text:span text:style-name="T57">janeiro</text:span><text:span text:style-name="T37"> de 20</text:span><text:span text:style-name="T53">2</text:span><text:span text:style-name="T57">4</text:span><text:span text:style-name="T37">] </text:span><text:span text:style-name="T57">Performa_IT</text:span><text:span text:style-name="T37"> </text:span><text:span text:style-name="T42">(</text:span><text:span text:style-name="T58">75</text:span><text:span text:style-name="T42"> hora</text:span><text:span text:style-name="T58">s</text:span><text:span text:style-name="T42">)</text:span><text:span text:style-name="T37"> | </text:span><text:span text:style-name="T49">Educação a distância</text:span><text:span text:style-name="T37">: </text:span><text:span text:style-name="T25">participado do Hackathon desenvolvendo uma solução </text:span><text:span text:style-name="T26">para alocação</text:span><text:span text:style-name="T25"> envolvendo Inteligência Artificial</text:span><text:span text:style-name="T10">.</text:span></text:p>
      <text:p text:style-name="P13"><text:span text:style-name="T37">[</text:span><text:span text:style-name="T57">janeiro</text:span><text:span text:style-name="T37"> de 20</text:span><text:span text:style-name="T53">2</text:span><text:span text:style-name="T57">4</text:span><text:span text:style-name="T37"> – </text:span><text:span text:style-name="T57">janeiro</text:span><text:span text:style-name="T37"> de 20</text:span><text:span text:style-name="T53">2</text:span><text:span text:style-name="T57">4</text:span><text:span text:style-name="T37">] </text:span><text:span text:style-name="T57">Performa_IT</text:span><text:span text:style-name="T37"> </text:span><text:span text:style-name="T42">(</text:span><text:span text:style-name="T57">1</text:span><text:span text:style-name="T42"> hora)</text:span><text:span text:style-name="T37"> | </text:span><text:span text:style-name="T49">Educação a distância</text:span><text:span text:style-name="T37">: </text:span><text:span text:style-name="T24">feito treinamento utilizando o GitHub Copilot</text:span><text:span text:style-name="T10">.</text:span></text:p>
      <text:p text:style-name="P9"><text:span text:style-name="T37">[</text:span><text:span text:style-name="T47">dezembro</text:span><text:span text:style-name="T37"> de 20</text:span><text:span text:style-name="T53">23</text:span><text:span text:style-name="T37"> – </text:span><text:span text:style-name="T47">dezembro</text:span><text:span text:style-name="T37"> de 20</text:span><text:span text:style-name="T53">23</text:span><text:span text:style-name="T37">] </text:span><text:span text:style-name="T50">Hackerspace</text:span><text:span text:style-name="T37"> </text:span><text:span text:style-name="T42">(</text:span><text:span text:style-name="T45">10</text:span><text:span text:style-name="T42"> horas)</text:span><text:span text:style-name="T37"> | </text:span><text:span text:style-name="T47">Blumenau</text:span><text:span text:style-name="T37">, Santa Catarina: </text:span><text:span text:style-name="T13">participei do evento </text:span><text:span text:style-name="T16">Dev Day</text:span><text:span text:style-name="T13"> </text:span><text:span text:style-name="T16">realizado pela Hackerspace</text:span><text:span text:style-name="T10">.</text:span></text:p>
      <text:p text:style-name="P31"><text:span text:style-name="T169">[</text:span><text:span text:style-name="T171">novembro</text:span><text:span text:style-name="T169"> de 20</text:span><text:span text:style-name="T172">2</text:span><text:span text:style-name="T174">3</text:span><text:span text:style-name="T169"> – </text:span><text:span text:style-name="T171">novembro</text:span><text:span text:style-name="T169"> de 20</text:span><text:span text:style-name="T172">2</text:span><text:span text:style-name="T174">3</text:span><text:span text:style-name="T169">] </text:span><text:span text:style-name="T171">Front in Floripa</text:span><text:span text:style-name="T169"> </text:span><text:span text:style-name="T173">(</text:span><text:span text:style-name="T172">10</text:span><text:span text:style-name="T173"> horas)</text:span><text:span text:style-name="T169"> | </text:span><text:span text:style-name="T171">Florianópolis</text:span><text:span text:style-name="T169">, Santa Catarina: </text:span><text:span text:style-name="T180">participei do evento Front in Floripa</text:span><text:span text:style-name="T176">.</text:span></text:p>
      <text:p text:style-name="P8"><text:span text:style-name="T36">[100% concluído] </text:span><text:span text:style-name="T52">Performa_IT</text:span><text:span text:style-name="T37"> </text:span><text:span text:style-name="T51">(</text:span><text:span text:style-name="T68">1</text:span><text:span text:style-name="T67">.5</text:span><text:span text:style-name="T66"> horas</text:span><text:span text:style-name="T51">)</text:span><text:span text:style-name="T37"> | </text:span><text:span text:style-name="T49">Educação a distância</text:span><text:span text:style-name="T37">:</text:span><text:span text:style-name="T10"> </text:span><text:span text:style-name="T19">feito </text:span><text:span text:style-name="T20">treinamento interno sobre IA no apoio ao desenvolvimento de software.</text:span></text:p>
      <text:p text:style-name="P7"><text:span text:style-name="T36">[100% concluído]</text:span><text:span text:style-name="T69"> </text:span><text:span text:style-name="T37">Udemy </text:span><text:span text:style-name="T51">(</text:span><text:span text:style-name="T67">47.5</text:span><text:span text:style-name="T66"> horas</text:span><text:span text:style-name="T51">)</text:span><text:span text:style-name="T37"> | </text:span><text:span text:style-name="T49">Educação a distância</text:span><text:span text:style-name="T37">:</text:span><text:span text:style-name="T69"> </text:span><text:span text:style-name="T70">feito o curso de </text:span><text:span text:style-name="T110">NodeJS, TypeScript, TDD, DDD, Clean Architecture e SOLID </text:span><text:span text:style-name="T111">do Rodrigo Manguinho</text:span><text:span text:style-name="T72">.</text:span></text:p>
      <text:p text:style-name="P4"><text:span text:style-name="T37">[</text:span><text:span text:style-name="T46">abril</text:span><text:span text:style-name="T37"> de 20</text:span><text:span text:style-name="T45">2</text:span><text:span text:style-name="T46">3</text:span><text:span text:style-name="T37"> – </text:span><text:span text:style-name="T46">abril</text:span><text:span text:style-name="T45"> de 202</text:span><text:span text:style-name="T46">3</text:span><text:span text:style-name="T37">] </text:span><text:span text:style-name="T50">Hackerspace</text:span><text:span text:style-name="T37"> </text:span><text:span text:style-name="T42">(</text:span><text:span text:style-name="T46">8 </text:span><text:span text:style-name="T42">horas)</text:span><text:span text:style-name="T37"> | </text:span><text:span text:style-name="T46">Blumenau</text:span><text:span text:style-name="T37">, Santa Catarina: </text:span><text:span text:style-name="T13">participei do evento </text:span><text:span text:style-name="T14">FLISoL </text:span><text:span text:style-name="T15">feito pela Hackerspace</text:span><text:span text:style-name="T10">.</text:span></text:p>
      <text:p text:style-name="P3"><text:span text:style-name="T37">[</text:span><text:span text:style-name="T44">novembro</text:span><text:span text:style-name="T37"> de 20</text:span><text:span text:style-name="T45">22</text:span><text:span text:style-name="T37"> – </text:span><text:span text:style-name="T44">novembro</text:span><text:span text:style-name="T37"> de 20</text:span><text:span text:style-name="T45">22</text:span><text:span text:style-name="T37">] </text:span><text:span text:style-name="T44">Front in Floripa</text:span><text:span text:style-name="T37"> </text:span><text:span text:style-name="T42">(</text:span><text:span text:style-name="T45">10</text:span><text:span text:style-name="T42"> horas)</text:span><text:span text:style-name="T37"> | </text:span><text:span text:style-name="T44">Florianópolis</text:span><text:span text:style-name="T37">, Santa Catarina: </text:span><text:span text:style-name="T13">participei do evento Front in Floripa</text:span><text:span text:style-name="T10">.</text:span></text:p>
      <text:p text:style-name="P1"><text:span text:style-name="T37">[</text:span><text:span text:style-name="T38">julho</text:span><text:span text:style-name="T37"> de </text:span><text:span text:style-name="T39">202</text:span><text:span text:style-name="T40">2</text:span><text:span text:style-name="T37"> – </text:span><text:span text:style-name="T38">julho</text:span><text:span text:style-name="T37"> de </text:span><text:span text:style-name="T39">202</text:span><text:span text:style-name="T40">2</text:span><text:span text:style-name="T37">] </text:span><text:span text:style-name="T41">Apex</text:span><text:span text:style-name="T37"> </text:span><text:span text:style-name="T42">(</text:span><text:span text:style-name="T43">4</text:span><text:span text:style-name="T42"> horas)</text:span><text:span text:style-name="T37"> | Blumenau, Santa Catarina: </text:span><text:span text:style-name="T11">participei de um workshop sobre </text:span><text:span text:style-name="T12">soft skills</text:span><text:span text:style-name="T10">.</text:span></text:p>
      <text:p text:style-name="P34"><text:span text:style-name="T88">[</text:span><text:span text:style-name="T89">abril</text:span><text:span text:style-name="T88"> de </text:span><text:span text:style-name="T90">202</text:span><text:span text:style-name="T89">2</text:span><text:span text:style-name="T88"> – </text:span><text:span text:style-name="T89">abril</text:span><text:span text:style-name="T88"> de </text:span><text:span text:style-name="T90">202</text:span><text:span text:style-name="T89">2</text:span><text:span text:style-name="T88">] </text:span><text:span text:style-name="T91">Apex</text:span><text:span text:style-name="T88"> </text:span><text:span text:style-name="T92">(</text:span><text:span text:style-name="T93">4</text:span><text:span text:style-name="T92"> horas)</text:span><text:span text:style-name="T88"> | Blumenau, Santa Catarina: </text:span><text:span text:style-name="T77">participei de um workshop sobre </text:span><text:span text:style-name="T78">cultura organizacional das empresas de tecnologia</text:span><text:span text:style-name="T76">.</text:span></text:p>
      <text:p text:style-name="P29"><text:span text:style-name="T167">[</text:span><text:span text:style-name="T168">100% concluído</text:span><text:span text:style-name="T167">] </text:span><text:span text:style-name="T175">TestDome </text:span><text:span text:style-name="T169">| </text:span><text:span text:style-name="T170">Educação a distância</text:span><text:span text:style-name="T169">: </text:span><text:span text:style-name="T177">realizei um treinamento com questões sobre </text:span><text:span text:style-name="T179">Node.js</text:span><text:span text:style-name="T176">.</text:span></text:p>
      <text:p text:style-name="P29"><text:span text:style-name="T167">[</text:span><text:span text:style-name="T168">100% concluído</text:span><text:span text:style-name="T167">] </text:span><text:span text:style-name="T175">TestDome </text:span><text:span text:style-name="T169">| </text:span><text:span text:style-name="T170">Educação a distância</text:span><text:span text:style-name="T169">: </text:span><text:span text:style-name="T177">realizei um treinamento com questões sobre </text:span><text:span text:style-name="T179">JavaScript with jQuery</text:span><text:span text:style-name="T176">.</text:span></text:p>
      <text:p text:style-name="P30"><text:span text:style-name="T167">[</text:span><text:span text:style-name="T168">100% concluído</text:span><text:span text:style-name="T167">] </text:span><text:span text:style-name="T175">TestDome </text:span><text:span text:style-name="T169">| </text:span><text:span text:style-name="T170">Educação a distância</text:span><text:span text:style-name="T169">: </text:span><text:span text:style-name="T177">realizei um treinamento com questões sobre </text:span><text:span text:style-name="T179">Vue.js.</text:span></text:p>
      <text:p text:style-name="P30"><text:span text:style-name="T167">[</text:span><text:span text:style-name="T168">100% concluído</text:span><text:span text:style-name="T167">] </text:span><text:span text:style-name="T175">TestDome </text:span><text:span text:style-name="T169">| </text:span><text:span text:style-name="T170">Educação a distância</text:span><text:span text:style-name="T169">: </text:span><text:span text:style-name="T177">realizei um treinamento com questões sobre </text:span><text:span text:style-name="T178">TypeScript </text:span><text:span text:style-name="T179">e JavaScript.</text:span></text:p>
      <text:p text:style-name="P35"><text:soft-page-break/><text:span text:style-name="T87">[</text:span><text:span text:style-name="T96">100% concluído</text:span><text:span text:style-name="T87">] </text:span><text:span text:style-name="T97">TestDome </text:span><text:span text:style-name="T88">| </text:span><text:span text:style-name="T94">Educação a distância</text:span><text:span text:style-name="T88">: </text:span><text:span text:style-name="T79">realizei um treinamento com questões sobre </text:span><text:span text:style-name="T80">Angular e TypeScript.</text:span></text:p>
      <text:p text:style-name="P36"><text:span text:style-name="T87">[</text:span><text:span text:style-name="T96">100% concluído</text:span><text:span text:style-name="T87">] </text:span><text:span text:style-name="T97">TestDome </text:span><text:span text:style-name="T88">| </text:span><text:span text:style-name="T94">Educação a distância</text:span><text:span text:style-name="T88">: </text:span><text:span text:style-name="T79">realizei um treinamento com questões sobre </text:span><text:span text:style-name="T81">JavaScript.</text:span></text:p>
      <text:p text:style-name="P36"><text:span text:style-name="T87">[</text:span><text:span text:style-name="T96">100% concluído</text:span><text:span text:style-name="T87">] </text:span><text:span text:style-name="T97">TestDome </text:span><text:span text:style-name="T88">| </text:span><text:span text:style-name="T94">Educação a distância</text:span><text:span text:style-name="T88">: </text:span><text:span text:style-name="T79">realizei um treinamento com questões sobre Angular.</text:span></text:p>
      <text:p text:style-name="P36"><text:span text:style-name="T87">[</text:span><text:span text:style-name="T96">100% concluído</text:span><text:span text:style-name="T87">] </text:span><text:span text:style-name="T98">EW IT</text:span><text:span text:style-name="T99"> </text:span><text:span text:style-name="T94">(</text:span><text:span text:style-name="T95">16</text:span><text:span text:style-name="T94"> horas)</text:span><text:span text:style-name="T88"> | </text:span><text:span text:style-name="T94">Educação a distância</text:span><text:span text:style-name="T88">: </text:span><text:span text:style-name="T82">completei o curso de NodeJS.</text:span></text:p>
      <text:p text:style-name="P18"><text:span text:style-name="T127">[</text:span><text:span text:style-name="T141">100% concluído</text:span><text:span text:style-name="T127">] </text:span><text:span text:style-name="T142">FIAP – Nano Courses </text:span><text:span text:style-name="T135">(</text:span><text:span text:style-name="T136">60</text:span><text:span text:style-name="T135"> horas)</text:span><text:span text:style-name="T129"> | </text:span><text:span text:style-name="T135">Educação a distância</text:span><text:span text:style-name="T129">: </text:span><text:span text:style-name="T153">concluí </text:span><text:span text:style-name="T155">o </text:span><text:span text:style-name="T153">curso de </text:span><text:span text:style-name="T155">comunicação e semiótica nos Nano Courses.</text:span></text:p>
      <text:p text:style-name="P18"><text:span text:style-name="T127">[</text:span><text:span text:style-name="T141">100% concluído</text:span><text:span text:style-name="T127">] </text:span><text:span text:style-name="T135">Loiane Groner (28 horas)</text:span><text:span text:style-name="T129"> | </text:span><text:span text:style-name="T135">Educação a distância</text:span><text:span text:style-name="T129">: </text:span><text:span text:style-name="T153">concluí um curso de Angular pela plataforma online da Loiane Groner.</text:span></text:p>
      <text:p text:style-name="P18"><text:span text:style-name="T127">[</text:span><text:span text:style-name="T140">dezembro</text:span><text:span text:style-name="T127"> de </text:span><text:span text:style-name="T140">2020</text:span><text:span text:style-name="T127"> – </text:span><text:span text:style-name="T140">dezembro</text:span><text:span text:style-name="T127"> de </text:span><text:span text:style-name="T140">2020</text:span><text:span text:style-name="T127">] </text:span><text:span text:style-name="T140">Microsoft</text:span><text:span text:style-name="T129"> </text:span><text:span text:style-name="T130">(</text:span><text:span text:style-name="T133">2</text:span><text:span text:style-name="T130"> horas)</text:span><text:span text:style-name="T129"> | Blumenau, Santa Catarina: </text:span><text:span text:style-name="T151">realizei o exame 70-480 da Microsoft na ProWay com perguntas de HTML5, CSS3 e JavaScript, minha pontuação final foi de 909 pontos.</text:span></text:p>
      <text:p text:style-name="P18"><text:span text:style-name="T129">[</text:span><text:span text:style-name="T134">outubro</text:span><text:span text:style-name="T129"> de </text:span><text:span text:style-name="T133">2020</text:span><text:span text:style-name="T129"> – </text:span><text:span text:style-name="T134">outubro</text:span><text:span text:style-name="T129"> de </text:span><text:span text:style-name="T133">2020</text:span><text:span text:style-name="T129">] </text:span><text:span text:style-name="T134">Apex</text:span><text:span text:style-name="T129"> </text:span><text:span text:style-name="T130">(</text:span><text:span text:style-name="T134">3</text:span><text:span text:style-name="T130"> horas)</text:span><text:span text:style-name="T129"> | Blumenau, Santa Catarina: </text:span><text:span text:style-name="T152">participei de um workshop sobre empreendedorismo.</text:span></text:p>
      <text:p text:style-name="P25"><text:span text:style-name="T129">[</text:span><text:span text:style-name="T134">outubro</text:span><text:span text:style-name="T129"> de </text:span><text:span text:style-name="T133">2020</text:span><text:span text:style-name="T129"> – </text:span><text:span text:style-name="T134">outubro</text:span><text:span text:style-name="T129"> de </text:span><text:span text:style-name="T133">2020</text:span><text:span text:style-name="T129">] </text:span><text:span text:style-name="T134">Apex</text:span><text:span text:style-name="T129"> </text:span><text:span text:style-name="T130">(</text:span><text:span text:style-name="T134">3</text:span><text:span text:style-name="T130"> horas)</text:span><text:span text:style-name="T129"> | Blumenau, Santa Catarina: </text:span><text:span text:style-name="T152">participei de um workshop sobre planejamento de carreira</text:span><text:span text:style-name="T144">.</text:span></text:p>
      <text:p text:style-name="P6"><text:span text:style-name="T37">[</text:span><text:span text:style-name="T48">setembro</text:span><text:span text:style-name="T37"> de 20</text:span><text:span text:style-name="T48">20</text:span><text:span text:style-name="T37"> – </text:span><text:span text:style-name="T48">setembro</text:span><text:span text:style-name="T37"> de 20</text:span><text:span text:style-name="T48">20</text:span><text:span text:style-name="T37">] </text:span><text:span text:style-name="T50">DB1 Group</text:span><text:span text:style-name="T37"> </text:span><text:span text:style-name="T42">(</text:span><text:span text:style-name="T45">1</text:span><text:span text:style-name="T48">2</text:span><text:span text:style-name="T42"> horas)</text:span><text:span text:style-name="T37"> | </text:span><text:span text:style-name="T49">Educação a distância</text:span><text:span text:style-name="T37">: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37">[</text:span><text:span text:style-name="T47">dezembro</text:span><text:span text:style-name="T37"> de 2019 – </text:span><text:span text:style-name="T47">dezembro</text:span><text:span text:style-name="T37"> de 2019] </text:span><text:span text:style-name="T50">Hackerspace</text:span><text:span text:style-name="T37"> </text:span><text:span text:style-name="T42">(</text:span><text:span text:style-name="T45">10</text:span><text:span text:style-name="T42"> horas)</text:span><text:span text:style-name="T37"> | </text:span><text:span text:style-name="T47">Blumenau</text:span><text:span text:style-name="T37">,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37">[</text:span><text:span text:style-name="T44">novembro</text:span><text:span text:style-name="T37"> de 2019 – </text:span><text:span text:style-name="T44">novembro</text:span><text:span text:style-name="T37"> de 2019] </text:span><text:span text:style-name="T44">Front in Floripa</text:span><text:span text:style-name="T37"> </text:span><text:span text:style-name="T42">(</text:span><text:span text:style-name="T45">10</text:span><text:span text:style-name="T42"> horas)</text:span><text:span text:style-name="T37"> | </text:span><text:span text:style-name="T44">Florianópolis</text:span><text:span text:style-name="T37">, Santa Catarina: </text:span><text:span text:style-name="T13">participei do evento Front in Floripa</text:span><text:span text:style-name="T10">.</text:span></text:p>
      <text:p text:style-name="P19"><text:span text:style-name="T127">[janeiro de 2019 – junho de 2019]</text:span><text:span text:style-name="T156"> </text:span><text:span text:style-name="T129">Apex </text:span><text:span text:style-name="T130">(180 horas)</text:span><text:span text:style-name="T129"> | Blumenau, Santa Catarina: </text:span><text:span text:style-name="T145">t</text:span><text:span text:style-name="T144">reinamento de alta performance de desenvolvimento e programação </text:span><text:span text:style-name="T146">f</text:span><text:span text:style-name="T144">ront-end </text:span><text:span text:style-name="T147">usando</text:span><text:span text:style-name="T144"> HTML5, CSS3 </text:span><text:span text:style-name="T148">(SASS e SCSS)</text:span><text:span text:style-name="T144">, JavaScript, TypeScript, testes, Angular 6, ReactJS, VueJS, Git </text:span><text:span text:style-name="T147">e </text:span><text:span text:style-name="T144">GitHub, </text:span><text:span text:style-name="T147">W</text:span><text:span text:style-name="T144">ebpack </text:span><text:span text:style-name="T147">e</text:span><text:span text:style-name="T144"> Gulp.</text:span></text:p>
      <text:p text:style-name="P19"><text:span text:style-name="T127">[dezembro de 2018 - dezembro de 2018]</text:span><text:span text:style-name="T156"> </text:span><text:span text:style-name="T129">Apex </text:span><text:span text:style-name="T130">(16 horas)</text:span><text:span text:style-name="T129"> | Blumenau, Santa Catarina: </text:span><text:span text:style-name="T145">tr</text:span><text:span text:style-name="T144">einamento de alta performance de </text:span><text:span text:style-name="T149">l</text:span><text:span text:style-name="T144">ógica de </text:span><text:span text:style-name="T149">p</text:span><text:span text:style-name="T144">rogramação </text:span><text:span text:style-name="T150">sobre</text:span><text:span text:style-name="T144"> boas práticas, manipulação de textos, criação de objetos, armazenamento de dados em listas e tópicos avançados </text:span><text:span text:style-name="T149">da linguagem</text:span><text:span text:style-name="T144">.</text:span></text:p>
      <text:p text:style-name="P20"><text:soft-page-break/><text:span text:style-name="T127">[dezembro de 2018 - dezembro de 2018]</text:span><text:span text:style-name="T156"> </text:span><text:span text:style-name="T129">Apex </text:span><text:span text:style-name="T130">(16 horas)</text:span><text:span text:style-name="T129"> | Blumenau, Santa Catarina: </text:span><text:span text:style-name="T145">t</text:span><text:span text:style-name="T144">reinamento</text:span><text:span text:style-name="T156"> de alta performance de </text:span><text:span text:style-name="T157">b</text:span><text:span text:style-name="T156">anco de </text:span><text:span text:style-name="T157">d</text:span><text:span text:style-name="T156">ados </text:span><text:span text:style-name="T157">sobre</text:span><text:span text:style-name="T156"> </text:span><text:span text:style-name="T164">instalação, configuração, conceitos básicos, comandos para manipulação de tabelas, texto </text:span><text:span text:style-name="T165">e</text:span><text:span text:style-name="T164"> data, operadores, </text:span><text:span text:style-name="T165">funções </text:span><text:span text:style-name="T164">básicas </text:span><text:span text:style-name="T165">e intermediárias</text:span><text:span text:style-name="T164">, normalização de dados, relacionamento entre tabelas, </text:span><text:span text:style-name="T165">unificação de </text:span><text:span text:style-name="T164">tabelas, realização de consultas, criação de views, indexação de tabelas, backup d</text:span><text:span text:style-name="T165">e</text:span><text:span text:style-name="T164"> dados e restaura</text:span><text:span text:style-name="T165">ção</text:span><text:span text:style-name="T164"> </text:span><text:span text:style-name="T165">d</text:span><text:span text:style-name="T164">as informações da base através do backup</text:span><text:span text:style-name="T156">.</text:span></text:p>
      <text:p text:style-name="P21"><text:span text:style-name="T127">[100% concluído]</text:span><text:span text:style-name="T156"> </text:span><text:span text:style-name="T129">Udemy </text:span><text:span text:style-name="T131">(</text:span><text:span text:style-name="T143">54 horas</text:span><text:span text:style-name="T131">)</text:span><text:span text:style-name="T129"> | </text:span><text:span text:style-name="T135">Educação a distância</text:span><text:span text:style-name="T129">:</text:span><text:span text:style-name="T156"> </text:span><text:span text:style-name="T158">t</text:span><text:span text:style-name="T156">reinamento básico de desenvolvimento e programação </text:span><text:span text:style-name="T159">f</text:span><text:span text:style-name="T156">ront-end </text:span><text:span text:style-name="T159">utilizando</text:span><text:span text:style-name="T156"> </text:span><text:span text:style-name="T164">HTML5, CSS3 </text:span><text:span text:style-name="T166">e</text:span><text:span text:style-name="T164"> J</text:span><text:span text:style-name="T166">ava</text:span><text:span text:style-name="T164">S</text:span><text:span text:style-name="T166">cript</text:span><text:span text:style-name="T164"> e</text:span><text:span text:style-name="T166">m cinco</text:span><text:span text:style-name="T164"> </text:span><text:span text:style-name="T166">p</text:span><text:span text:style-name="T164">rojetos.</text:span></text:p>
      <text:p text:style-name="P21"><text:span text:style-name="T127">[100% concluído]</text:span><text:span text:style-name="T156"> </text:span><text:span text:style-name="T129">Udemy </text:span><text:span text:style-name="T132">(10 horas)</text:span><text:span text:style-name="T129"> | </text:span><text:span text:style-name="T135">Educação a distância</text:span><text:span text:style-name="T129">:</text:span><text:span text:style-name="T156"> </text:span><text:span text:style-name="T158">t</text:span><text:span text:style-name="T156">reinamento básico de inglês </text:span><text:span text:style-name="T160">sobre</text:span><text:span text:style-name="T156"> </text:span><text:span text:style-name="T160">metodologia </text:span><text:span text:style-name="T156">para ser fluente.</text:span><text:bookmark text:name="_GoBack"/></text:p>
      <text:p text:style-name="P22"><text:span text:style-name="T127">[setembro de 2018 – fevereiro de 2019]</text:span><text:span text:style-name="T156"> </text:span><text:span text:style-name="T129">Instituto Mix </text:span><text:span text:style-name="T131">(96 horas)</text:span><text:span text:style-name="T129"> | Gaspar, Santa Catarina:</text:span><text:span text:style-name="T156"> </text:span><text:span text:style-name="T145">t</text:span><text:span text:style-name="T144">reinamento</text:span><text:span text:style-name="T156"> básico de </text:span><text:span text:style-name="T161">m</text:span><text:span text:style-name="T156">ontagem e </text:span><text:span text:style-name="T161">m</text:span><text:span text:style-name="T156">anutenção </text:span><text:span text:style-name="T161">de</text:span><text:span text:style-name="T156"> hardware e redes.</text:span></text:p>
      <text:p text:style-name="P22"><text:span text:style-name="T127">[maio de 2017 – outubro de 2018]</text:span><text:span text:style-name="T156"> </text:span><text:span text:style-name="T129">GERAR </text:span><text:span text:style-name="T131">(1280 horas)</text:span><text:span text:style-name="T129"> | Gaspar e Blumenau, Santa Catarina: </text:span><text:span text:style-name="T145">c</text:span><text:span text:style-name="T144">urso</text:span><text:span text:style-name="T162"> de </text:span><text:span text:style-name="T163">a</text:span><text:span text:style-name="T162">dministração como menor aprendiz.</text:span></text:p>
      <text:p text:style-name="P11"><text:span text:style-name="T37">[</text:span><text:span text:style-name="T56">novembro</text:span><text:span text:style-name="T37"> de 201</text:span><text:span text:style-name="T56">2</text:span><text:span text:style-name="T37"> – </text:span><text:span text:style-name="T56">novembro</text:span><text:span text:style-name="T54"> de 201</text:span><text:span text:style-name="T56">2</text:span><text:span text:style-name="T37">]</text:span><text:span text:style-name="T71"> </text:span><text:span text:style-name="T56">Polícia Militar</text:span><text:span text:style-name="T55"> </text:span><text:span text:style-name="T37">| Gaspar, Santa Catarina: </text:span><text:span text:style-name="T22">adquiri a certificação do Proerd</text:span><text:span text:style-name="T71">.</text:span></text:p>
      <text:p text:style-name="P10"><text:span text:style-name="T37">[</text:span><text:span text:style-name="T54">dezembro</text:span><text:span text:style-name="T37"> de 201</text:span><text:span text:style-name="T54">0</text:span><text:span text:style-name="T37"> – </text:span><text:span text:style-name="T54">dezembro </text:span><text:span text:style-name="T37">de 201</text:span><text:span text:style-name="T54">0</text:span><text:span text:style-name="T37">]</text:span><text:span text:style-name="T71"> </text:span><text:span text:style-name="T54">ABJ (Associação Brusquense de Judô</text:span><text:span text:style-name="T55">) </text:span><text:span text:style-name="T37">| Gaspar, Santa Catarina: </text:span><text:span text:style-name="T21">conquistei a faixa cinza (7</text:span><text:span text:style-name="T115">° kiu) no Judô em minha escola com o professor Alessandro Veber</text:span><text:span text:style-name="T71">.</text:span></text:p>
      <text:p text:style-name="P27"/>
      <text:p text:style-name="P32">Experiência:</text:p>
      <text:p text:style-name="P12"><text:span text:style-name="T36">[</text:span><text:span text:style-name="T59">outubro </text:span><text:span text:style-name="T36">de </text:span><text:span text:style-name="T60">202</text:span><text:span text:style-name="T59">1</text:span><text:span text:style-name="T36"> – </text:span><text:span text:style-name="T59">até o momento</text:span><text:span text:style-name="T36">] </text:span><text:span text:style-name="T61">Desenvolvedor front-end</text:span><text:span text:style-name="T36"> | </text:span><text:span text:style-name="T59">Performa_IT</text:span><text:span text:style-name="T36">: </text:span><text:span text:style-name="T23">co</text:span><text:span text:style-name="T18">mo desenvolvedor front-end eu trabalho em ecommerces, sites de crowdfunding, clientes do mercado financeiro e sistemas em geral. Fiz refatorações de telas para novas tecnologias, integrações com ChatGPT e Pix, funcionalidade de créditos de impacto e outras features. Implementei diversas partes do Design System, ajudei na criação de épicos e tarefas, participei dos ritos do Scrum, interagi com QAs e designers. Previni problemas de segurança como injeção de scripts maliciosos, proteção de rotas e remoção de variáveis no escopo global. Adicionei pipelines para minificação de arquivos e melhorei a arquitetura de projetos. Utilizo as tecnologias: React, Angular, AngularJS, NextJS, ViteJS, JavaScript, TypeScript, jQuery, Storybook, RxJS, HTML, CSS, SASS, Styled Components, EmotionJS, Material Design, Bootstrap, Chakra UI, </text:span><text:span text:style-name="T28">Ariakit</text:span><text:span text:style-name="T18">, Animate.css, polished, Netlify, </text:span><text:span text:style-name="T28">Zustand</text:span><text:span text:style-name="T18">, Git, Bitbucket, NPM, Yarn, Gulp, Axios, Rollbar, Husky, ESLint, Prettier, GraphQL, MSAL, </text:span><text:soft-page-break/><text:span text:style-name="T32">SonarQube</text:span><text:span text:style-name="T18">, Hasura e NodeJS. Apresentei uma talk sobre Storybook </text:span><text:span text:style-name="T31">e Acessibilidade Digital, também</text:span><text:span text:style-name="T29"> participei de hackathon</text:span><text:span text:style-name="T30">s</text:span><text:span text:style-name="T18"> na empresa.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 apenas assim aprendemos juntos e melhoramos os produtos.</text:span></text:p>
      <text:p text:style-name="P38"><text:span text:style-name="T87">[</text:span><text:span text:style-name="T101">janeiro</text:span><text:span text:style-name="T87"> de </text:span><text:span text:style-name="T101">2020</text:span><text:span text:style-name="T87"> – </text:span><text:span text:style-name="T100">setembro de 2021</text:span><text:span text:style-name="T87">] </text:span><text:span text:style-name="T102">Desenvolvedor front-end</text:span><text:span text:style-name="T87"> | </text:span><text:span text:style-name="T102">Velow </text:span><text:span text:style-name="T103">Sistemas</text:span><text:span text:style-name="T87">: </text:span><text:span text:style-name="T86">t</text:span><text:span text:style-name="T83">rabalhei como desenvolvedor front-end criando e dando manutenção em aplicações web, principalmente na criação de uma rede social corporativa, utilizando tecnologicas como HTML, CSS, SASS, JavaScript, TypeScript, jQuery, NPM, Git, Material Design, Web Socket, Firebase Web Push Notifications, Service Worker, RxJS, AngularJS e Angular, também ajudei na iniciativa da implementação do HTTP2, na criação de uma Angular Library para o Design System e auxiliando novos colegas de time.</text:span></text:p>
      <text:p text:style-name="P23"><text:span text:style-name="T127">[maio de </text:span><text:span text:style-name="T138">2019</text:span><text:span text:style-name="T127"> – </text:span><text:span text:style-name="T137">dezembro de 2019</text:span><text:span text:style-name="T127">] </text:span><text:span text:style-name="T138">Estagiário de programação</text:span><text:span text:style-name="T127"> | </text:span><text:span text:style-name="T138">Velow </text:span><text:span text:style-name="T139">Sistemas</text:span><text:span text:style-name="T127">: </text:span><text:span text:style-name="T145">a</text:span><text:span text:style-name="T144">tuei como estagiário de programação </text:span><text:span text:style-name="T154">no time de front-end</text:span><text:span text:style-name="T144">, </text:span><text:span text:style-name="T154">após isso </text:span><text:span text:style-name="T144">consegui ser efetivado.</text:span></text:p>
      <text:p text:style-name="P37"><text:span text:style-name="T104">[</text:span><text:span text:style-name="T105">novembro</text:span><text:span text:style-name="T104"> de </text:span><text:span text:style-name="T106">201</text:span><text:span text:style-name="T105">8</text:span><text:span text:style-name="T104"> – </text:span><text:span text:style-name="T105">abril</text:span><text:span text:style-name="T107"> de 2019</text:span><text:span text:style-name="T104">] </text:span><text:span text:style-name="T105">Técnico de informática</text:span><text:span text:style-name="T104"> | </text:span><text:span text:style-name="T109">Autônomo</text:span><text:span text:style-name="T104">: </text:span><text:span text:style-name="T84">comecei a fazer manutenção em computadores e atender clientes</text:span><text:span text:style-name="T76">.</text:span></text:p>
      <text:p text:style-name="P24"><text:span text:style-name="T127">[maio de 2017 – outubro de 2018] Auxiliar de TI | Fazzenda Park Hotel: </text:span><text:span text:style-name="T145">e</text:span><text:span text:style-name="T144">u era um menor aprendiz, com 14 anos, tive muitas responsabilidades e ordens de serviço para fazer, ganhei muita experiência na parte de suporte.</text:span></text:p>
      <text:p text:style-name="P33"><text:span text:style-name="T87">[junho de 2016 – janeiro de 2017] </text:span><text:span text:style-name="T108">Locutor</text:span><text:span text:style-name="T87"> | Rádio Sentinela do Vale: </text:span><text:span text:style-name="T85">t</text:span><text:span text:style-name="T76">rabalhei com meu potencial de comunicação na rádio, apresentava um programa de entretenimento, chamado Variedades, junto de um colega.</text:span></text:p>
      <text:p text:style-name="P28"/>
      <text:p text:style-name="P15"><text:span text:style-name="T75">Trabalho voluntário</text:span><text:span text:style-name="T74">:</text:span></text:p>
      <text:p text:style-name="P15"><text:span text:style-name="T62">[</text:span><text:span text:style-name="T63">janeiro</text:span><text:span text:style-name="T64"> </text:span><text:span text:style-name="T62">de </text:span><text:span text:style-name="T65">202</text:span><text:span text:style-name="T63">4</text:span><text:span text:style-name="T62"> – </text:span><text:span text:style-name="T64">até o momento</text:span><text:span text:style-name="T62">] </text:span><text:span text:style-name="T63">Voluntário</text:span><text:span text:style-name="T62"> | </text:span><text:span text:style-name="T63">Movimento Web Para Todos</text:span><text:span text:style-name="T62">: </text:span><text:span text:style-name="T27">na Liga Voluntária p</text:span><text:span text:style-name="T18">resto serviços voluntários ao Movimento Web para Todos e, com isso, contribuo ativamente para a transformação da web brasileira num ambiente muito mais justo, inclusivo e acessível a todas as pesso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48</meta:editing-cycles>
    <meta:print-date>2019-02-01T12:54:00</meta:print-date>
    <meta:creation-date>2018-01-13T12:08:00</meta:creation-date>
    <dc:date>2024-04-16T19:01:54.510373207</dc:date>
    <meta:editing-duration>PT12H21M3S</meta:editing-duration>
    <meta:generator>LibreOffice/6.4.7.2$Linux_X86_64 LibreOffice_project/40$Build-2</meta:generator>
    <meta:document-statistic meta:table-count="0" meta:image-count="0" meta:object-count="0" meta:page-count="5" meta:paragraph-count="54" meta:word-count="1532" meta:character-count="10343" meta:non-whitespace-character-count="88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